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gContext.getErrorRepor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gContext.getNex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Context.getIdScopeSta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gContext.getScriptRepor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xtActivator.act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Context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agContext.getDocTypeProduc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Context.setTagRenderingType( int rendering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Context.getTagRenderi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Context.setDocTypeProducer( IDocumentTypeProducer docTypeProduc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Context.getBehaviorSta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